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language="nl" fo:country="NL" fo:font-weight="normal" officeooo:rsid="0016a5f3" officeooo:paragraph-rsid="0016a5f3" style:font-size-asian="15.75pt" style:font-weight-asian="normal" style:font-size-complex="18pt" style:font-weight-complex="normal"/>
    </style:style>
    <style:style style:name="P2" style:family="paragraph" style:parent-style-name="Standard">
      <style:text-properties fo:font-size="18pt" fo:language="nl" fo:country="NL" fo:font-weight="bold" officeooo:rsid="0016a5f3" officeooo:paragraph-rsid="0016a5f3" style:font-size-asian="15.75pt" style:font-weight-asian="bold" style:font-size-complex="18pt" style:font-weight-complex="bold"/>
    </style:style>
    <style:style style:name="P3" style:family="paragraph" style:parent-style-name="Standard">
      <style:text-properties fo:font-size="26pt" fo:language="nl" fo:country="NL" fo:font-weight="bold" officeooo:rsid="0016a5f3" officeooo:paragraph-rsid="0016a5f3" style:font-size-asian="26pt" style:font-weight-asian="bold" style:font-size-complex="26pt" style:font-weight-complex="bold"/>
    </style:style>
    <style:style style:name="P4" style:family="paragraph" style:parent-style-name="Standard">
      <style:text-properties fo:font-size="11pt" fo:language="nl" fo:country="NL" fo:font-weight="normal" officeooo:rsid="0016a5f3" officeooo:paragraph-rsid="0016a5f3" style:font-size-asian="9.60000038146973pt" style:font-weight-asian="normal" style:font-size-complex="11pt" style:font-weight-complex="normal"/>
    </style:style>
    <style:style style:name="P5" style:family="paragraph" style:parent-style-name="Standard">
      <style:text-properties fo:font-size="11pt" fo:language="nl" fo:country="NL" fo:font-weight="normal" officeooo:rsid="0017be6c" officeooo:paragraph-rsid="0017be6c" style:font-size-asian="9.60000038146973pt" style:font-weight-asian="normal" style:font-size-complex="11pt" style:font-weight-complex="normal"/>
    </style:style>
    <style:style style:name="P6" style:family="paragraph" style:parent-style-name="Standard">
      <style:text-properties fo:font-size="11pt" fo:language="nl" fo:country="NL" fo:font-weight="normal" officeooo:rsid="00560ec3" officeooo:paragraph-rsid="00560ec3" style:font-size-asian="9.60000038146973pt" style:font-weight-asian="normal" style:font-size-complex="11pt" style:font-weight-complex="normal"/>
    </style:style>
    <style:style style:name="P7" style:family="paragraph" style:parent-style-name="Standard">
      <style:text-properties fo:font-size="11pt" fo:language="nl" fo:country="NL" fo:font-style="normal" style:text-underline-style="none" fo:font-weight="normal" officeooo:rsid="001c1499" officeooo:paragraph-rsid="001e0105" style:font-size-asian="9.60000038146973pt" style:font-style-asian="normal" style:font-weight-asian="normal" style:font-size-complex="11pt" style:font-style-complex="normal" style:font-weight-complex="normal"/>
    </style:style>
    <style:style style:name="P8" style:family="paragraph" style:parent-style-name="Standard">
      <style:text-properties fo:font-size="11pt" fo:language="nl" fo:country="NL" fo:font-style="normal" style:text-underline-style="none" fo:font-weight="normal" officeooo:rsid="00212689" officeooo:paragraph-rsid="00212689" style:font-size-asian="9.60000038146973pt" style:font-style-asian="normal" style:font-weight-asian="normal" style:font-size-complex="11pt" style:font-style-complex="normal" style:font-weight-complex="normal"/>
    </style:style>
    <style:style style:name="P9" style:family="paragraph" style:parent-style-name="Standard">
      <style:text-properties fo:font-size="11pt" fo:language="nl" fo:country="NL" fo:font-style="normal" style:text-underline-style="none" fo:font-weight="normal" officeooo:rsid="0026928f" officeooo:paragraph-rsid="00266520" style:font-size-asian="9.60000038146973pt" style:font-style-asian="normal" style:font-weight-asian="normal" style:font-size-complex="11pt" style:font-style-complex="normal" style:font-weight-complex="normal"/>
    </style:style>
    <style:style style:name="P10" style:family="paragraph" style:parent-style-name="Standard">
      <style:text-properties fo:font-size="11pt" fo:language="nl" fo:country="NL" fo:font-style="normal" style:text-underline-style="none" fo:font-weight="normal" officeooo:rsid="0046d9c4" officeooo:paragraph-rsid="0046d9c4" style:font-size-asian="9.60000038146973pt" style:font-style-asian="normal" style:font-weight-asian="normal" style:font-size-complex="11pt" style:font-style-complex="normal" style:font-weight-complex="normal"/>
    </style:style>
    <style:style style:name="P11" style:family="paragraph" style:parent-style-name="Standard">
      <style:text-properties fo:font-size="11pt" fo:language="nl" fo:country="NL" fo:font-style="normal" style:text-underline-style="none" fo:font-weight="normal" officeooo:rsid="0044ff4b" officeooo:paragraph-rsid="0044ff4b" style:font-size-asian="9.60000038146973pt" style:font-style-asian="normal" style:font-weight-asian="normal" style:font-size-complex="11pt" style:font-style-complex="normal" style:font-weight-complex="normal"/>
    </style:style>
    <style:style style:name="P12" style:family="paragraph" style:parent-style-name="Standard">
      <style:text-properties fo:font-size="11pt" fo:language="nl" fo:country="NL" fo:font-style="normal" style:text-underline-style="none" fo:font-weight="normal" officeooo:rsid="0048a379" officeooo:paragraph-rsid="0046d9c4" style:font-size-asian="9.60000038146973pt" style:font-style-asian="normal" style:font-weight-asian="normal" style:font-size-complex="11pt" style:font-style-complex="normal" style:font-weight-complex="normal"/>
    </style:style>
    <style:style style:name="P13" style:family="paragraph" style:parent-style-name="Standard">
      <style:text-properties fo:font-size="11pt" fo:language="nl" fo:country="NL" fo:font-style="normal" style:text-underline-style="none" fo:font-weight="normal" officeooo:rsid="0048a379" officeooo:paragraph-rsid="0048a379"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language="nl" fo:country="NL" fo:font-style="normal" style:text-underline-style="none" fo:font-weight="normal" officeooo:rsid="00455872" officeooo:paragraph-rsid="0044ff4b"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language="nl" fo:country="NL" fo:font-style="normal" style:text-underline-style="none" fo:font-weight="normal" officeooo:rsid="004abcbb" officeooo:paragraph-rsid="00668c01"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language="nl" fo:country="NL" fo:font-style="normal" style:text-underline-style="none" fo:font-weight="normal" officeooo:rsid="004abcbb" officeooo:paragraph-rsid="00686629" style:font-size-asian="9.60000038146973pt" style:font-style-asian="normal" style:font-weight-asian="normal" style:font-size-complex="11pt" style:font-style-complex="normal" style:font-weight-complex="normal"/>
    </style:style>
    <style:style style:name="P17" style:family="paragraph" style:parent-style-name="Standard">
      <style:text-properties fo:font-size="11pt" fo:language="nl" fo:country="NL" fo:font-style="normal" style:text-underline-style="none" fo:font-weight="normal" officeooo:rsid="0067ae78" officeooo:paragraph-rsid="0067ae78" style:font-size-asian="9.60000038146973pt" style:font-style-asian="normal" style:font-weight-asian="normal" style:font-size-complex="11pt" style:font-style-complex="normal" style:font-weight-complex="normal"/>
    </style:style>
    <style:style style:name="P18" style:family="paragraph" style:parent-style-name="Standard">
      <style:text-properties fo:font-size="11pt" fo:language="nl" fo:country="NL" fo:font-style="normal" style:text-underline-style="none" fo:font-weight="normal" officeooo:rsid="00686629" officeooo:paragraph-rsid="00686629" style:font-size-asian="9.60000038146973pt" style:font-style-asian="normal" style:font-weight-asian="normal" style:font-size-complex="11pt" style:font-style-complex="normal" style:font-weight-complex="normal"/>
    </style:style>
    <style:style style:name="P19" style:family="paragraph" style:parent-style-name="Standard">
      <style:text-properties fo:font-size="11pt" fo:language="nl" fo:country="NL" fo:font-style="normal" style:text-underline-style="none" fo:font-weight="normal" officeooo:rsid="00686629" officeooo:paragraph-rsid="004abcbb" style:font-size-asian="9.60000038146973pt" style:font-style-asian="normal" style:font-weight-asian="normal" style:font-size-complex="11pt" style:font-style-complex="normal" style:font-weight-complex="normal"/>
    </style:style>
    <style:style style:name="P20" style:family="paragraph" style:parent-style-name="Standard">
      <style:text-properties fo:font-size="11pt" fo:language="nl" fo:country="NL" fo:font-style="normal" style:text-underline-style="none" fo:font-weight="normal" officeooo:rsid="006db461" officeooo:paragraph-rsid="006db461" style:font-size-asian="9.60000038146973pt" style:font-style-asian="normal" style:font-weight-asian="normal" style:font-size-complex="11pt" style:font-style-complex="normal" style:font-weight-complex="normal"/>
    </style:style>
    <style:style style:name="P21" style:family="paragraph" style:parent-style-name="Standard">
      <style:text-properties fo:font-size="11pt" fo:language="nl" fo:country="NL" fo:font-style="normal" style:text-underline-style="none" fo:font-weight="normal" officeooo:rsid="006ef0f7" officeooo:paragraph-rsid="006ef0f7" style:font-size-asian="9.60000038146973pt" style:font-style-asian="normal" style:font-weight-asian="normal" style:font-size-complex="11pt" style:font-style-complex="normal" style:font-weight-complex="normal"/>
    </style:style>
    <style:style style:name="P22" style:family="paragraph" style:parent-style-name="Standard">
      <style:text-properties fo:font-size="11pt" fo:language="nl" fo:country="NL" fo:font-style="normal" style:text-underline-style="none" fo:font-weight="normal" officeooo:rsid="006b95f5" officeooo:paragraph-rsid="00668c01" style:font-size-asian="9.60000038146973pt" style:font-style-asian="normal" style:font-weight-asian="normal" style:font-size-complex="11pt" style:font-style-complex="normal" style:font-weight-complex="normal"/>
    </style:style>
    <style:style style:name="P23" style:family="paragraph" style:parent-style-name="Standard">
      <style:text-properties fo:font-size="11pt" fo:language="nl" fo:country="NL" fo:font-style="normal" style:text-underline-style="none" fo:font-weight="normal" officeooo:rsid="00697313" officeooo:paragraph-rsid="004abcbb" style:font-size-asian="9.60000038146973pt" style:font-style-asian="normal" style:font-weight-asian="normal" style:font-size-complex="11pt" style:font-style-complex="normal" style:font-weight-complex="normal"/>
    </style:style>
    <style:style style:name="P24" style:family="paragraph" style:parent-style-name="Standard">
      <style:text-properties fo:font-size="11pt" fo:language="nl" fo:country="NL" fo:font-style="normal" style:text-underline-style="none" fo:font-weight="normal" officeooo:rsid="004c6531" officeooo:paragraph-rsid="0069ebeb" style:font-size-asian="9.60000038146973pt" style:font-style-asian="normal" style:font-weight-asian="normal" style:font-size-complex="11pt" style:font-style-complex="normal" style:font-weight-complex="normal"/>
    </style:style>
    <style:style style:name="P25" style:family="paragraph" style:parent-style-name="Standard">
      <style:text-properties fo:font-size="11pt" fo:language="nl" fo:country="NL" fo:font-style="normal" style:text-underline-style="none" fo:font-weight="normal" officeooo:rsid="005d10e2" officeooo:paragraph-rsid="005d10e2" style:font-size-asian="9.60000038146973pt" style:font-style-asian="normal" style:font-weight-asian="normal" style:font-size-complex="11pt" style:font-style-complex="normal" style:font-weight-complex="normal"/>
    </style:style>
    <style:style style:name="P26" style:family="paragraph" style:parent-style-name="Standard">
      <style:text-properties fo:font-size="11pt" fo:language="nl" fo:country="NL" fo:font-style="normal" style:text-underline-style="none" fo:font-weight="normal" officeooo:rsid="005d41e9" officeooo:paragraph-rsid="005d10e2" style:font-size-asian="9.60000038146973pt" style:font-style-asian="normal" style:font-weight-asian="normal" style:font-size-complex="11pt" style:font-style-complex="normal" style:font-weight-complex="normal"/>
    </style:style>
    <style:style style:name="P27" style:family="paragraph" style:parent-style-name="Standard">
      <style:text-properties fo:font-size="11pt" fo:language="nl" fo:country="NL" fo:font-style="normal" style:text-underline-style="none" fo:font-weight="bold" officeooo:rsid="001e0105" officeooo:paragraph-rsid="001e0105" style:font-size-asian="9.60000038146973pt" style:font-style-asian="normal" style:font-weight-asian="bold" style:font-size-complex="11pt" style:font-style-complex="normal" style:font-weight-complex="bold"/>
    </style:style>
    <style:style style:name="P28" style:family="paragraph" style:parent-style-name="Standard">
      <style:text-properties fo:font-size="11pt" fo:language="nl" fo:country="NL" fo:font-style="normal" style:text-underline-style="solid" style:text-underline-width="auto" style:text-underline-color="font-color" fo:font-weight="normal" officeooo:rsid="0044ff4b" officeooo:paragraph-rsid="0044ff4b"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fo:language="nl" fo:country="NL" fo:font-style="normal" style:text-underline-style="solid" style:text-underline-width="auto" style:text-underline-color="font-color" fo:font-weight="normal" officeooo:rsid="004abcbb" officeooo:paragraph-rsid="004abcbb"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fo:language="nl" fo:country="NL" fo:font-style="normal" style:text-underline-style="solid" style:text-underline-width="auto" style:text-underline-color="font-color" fo:font-weight="normal" officeooo:rsid="004abcbb" officeooo:paragraph-rsid="007b0aeb" style:font-size-asian="9.60000038146973pt" style:font-style-asian="normal" style:font-weight-asian="normal" style:font-size-complex="11pt" style:font-style-complex="normal" style:font-weight-complex="normal"/>
    </style:style>
    <style:style style:name="P31" style:family="paragraph" style:parent-style-name="Standard">
      <style:text-properties fo:font-size="11pt" fo:language="nl" fo:country="NL" fo:font-style="normal" style:text-underline-style="solid" style:text-underline-width="auto" style:text-underline-color="font-color" fo:font-weight="normal" officeooo:rsid="007e7e2c" officeooo:paragraph-rsid="007e7e2c"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fo:language="nl" fo:country="NL" fo:font-style="normal" style:text-underline-style="solid" style:text-underline-width="auto" style:text-underline-color="font-color" fo:font-weight="normal" officeooo:rsid="0085867c" officeooo:paragraph-rsid="0085867c" style:font-size-asian="9.60000038146973pt" style:font-style-asian="normal" style:font-weight-asian="normal" style:font-size-complex="11pt" style:font-style-complex="normal" style:font-weight-complex="normal"/>
    </style:style>
    <style:style style:name="P33" style:family="paragraph" style:parent-style-name="Standard">
      <style:text-properties fo:font-size="11pt" fo:language="nl" fo:country="NL" fo:font-style="normal" style:text-underline-style="solid" style:text-underline-width="auto" style:text-underline-color="font-color" fo:font-weight="normal" officeooo:rsid="00870005" officeooo:paragraph-rsid="00870005" style:font-size-asian="9.60000038146973pt" style:font-style-asian="normal" style:font-weight-asian="normal" style:font-size-complex="11pt" style:font-style-complex="normal" style:font-weight-complex="normal"/>
    </style:style>
    <style:style style:name="P34" style:family="paragraph" style:parent-style-name="Standard">
      <style:text-properties fo:font-size="11pt" fo:language="nl" fo:country="NL" fo:font-weight="bold" officeooo:rsid="0027f1cf" officeooo:paragraph-rsid="0027f1cf" style:font-size-asian="9.60000038146973pt" style:font-weight-asian="bold" style:font-size-complex="11pt" style:font-weight-complex="bold"/>
    </style:style>
    <style:style style:name="P35" style:family="paragraph" style:parent-style-name="Standard">
      <style:text-properties fo:font-size="11pt" fo:language="nl" fo:country="NL" style:text-underline-style="none" fo:font-weight="normal" officeooo:rsid="001b47cb" officeooo:paragraph-rsid="001b47cb" style:font-size-asian="9.60000038146973pt" style:font-weight-asian="normal" style:font-size-complex="11pt" style:font-weight-complex="normal"/>
    </style:style>
    <style:style style:name="P36" style:family="paragraph" style:parent-style-name="Standard">
      <style:text-properties fo:font-size="11pt" fo:language="nl" fo:country="NL" fo:font-style="italic" style:text-underline-style="solid" style:text-underline-width="auto" style:text-underline-color="font-color" fo:font-weight="bold" officeooo:rsid="0044ff4b" officeooo:paragraph-rsid="0044ff4b" style:font-size-asian="9.60000038146973pt" style:font-style-asian="italic" style:font-weight-asian="bold" style:font-size-complex="11pt" style:font-style-complex="italic" style:font-weight-complex="bold"/>
    </style:style>
    <style:style style:name="P37" style:family="paragraph" style:parent-style-name="Standard">
      <style:text-properties fo:font-size="11pt" fo:language="nl" fo:country="NL" fo:font-style="italic" style:text-underline-style="solid" style:text-underline-width="auto" style:text-underline-color="font-color" fo:font-weight="normal" officeooo:rsid="00701016" officeooo:paragraph-rsid="00701016"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language="nl" fo:country="NL" fo:font-style="italic" style:text-underline-style="none" fo:font-weight="bold" officeooo:rsid="0048a379" officeooo:paragraph-rsid="0048a379" style:font-size-asian="9.60000038146973pt" style:font-style-asian="italic" style:font-weight-asian="bold" style:font-size-complex="11pt" style:font-style-complex="italic" style:font-weight-complex="bold"/>
    </style:style>
    <style:style style:name="P39" style:family="paragraph" style:parent-style-name="Standard">
      <style:text-properties fo:font-size="11pt" fo:language="nl" fo:country="NL" fo:font-style="italic" style:text-underline-style="none" fo:font-weight="normal" officeooo:rsid="005d10e2" officeooo:paragraph-rsid="005d10e2"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4pt" fo:language="nl" fo:country="NL" fo:font-weight="bold" officeooo:rsid="0016a5f3" officeooo:paragraph-rsid="0016a5f3" style:font-size-asian="12.25pt" style:font-weight-asian="bold" style:font-size-complex="14pt" style:font-weight-complex="bold"/>
    </style:style>
    <style:style style:name="P41" style:family="paragraph" style:parent-style-name="Standard">
      <style:text-properties fo:font-size="14pt" fo:language="nl" fo:country="NL" fo:font-style="normal" style:text-underline-style="none" fo:font-weight="normal" officeooo:rsid="00266520" officeooo:paragraph-rsid="00266520" style:font-size-asian="14pt" style:font-style-asian="normal" style:font-weight-asian="normal" style:font-size-complex="14pt" style:font-style-complex="normal" style:font-weight-complex="normal"/>
    </style:style>
    <style:style style:name="P42" style:family="paragraph" style:parent-style-name="Standard">
      <style:text-properties fo:font-size="16pt" fo:language="nl" fo:country="NL" fo:font-weight="bold" officeooo:rsid="0016a5f3" officeooo:paragraph-rsid="0016a5f3" style:font-size-asian="14pt" style:font-weight-asian="bold" style:font-size-complex="16pt" style:font-weight-complex="bold"/>
    </style:style>
    <style:style style:name="P43" style:family="paragraph" style:parent-style-name="Standard">
      <style:text-properties fo:font-size="16pt" fo:language="nl" fo:country="NL" fo:font-weight="bold" officeooo:rsid="001e0105" officeooo:paragraph-rsid="001e0105" style:font-size-asian="14pt" style:font-weight-asian="bold" style:font-size-complex="16pt" style:font-weight-complex="bold"/>
    </style:style>
    <style:style style:name="P44" style:family="paragraph" style:parent-style-name="Standard">
      <style:text-properties fo:font-size="16pt" fo:language="nl" fo:country="NL" fo:font-weight="bold" officeooo:rsid="0027f1cf" officeooo:paragraph-rsid="0027f1cf" style:font-size-asian="14pt" style:font-weight-asian="bold" style:font-size-complex="16pt" style:font-weight-complex="bold"/>
    </style:style>
    <style:style style:name="P45" style:family="paragraph" style:parent-style-name="Standard">
      <style:text-properties fo:font-size="16pt" fo:language="nl" fo:country="NL" fo:font-style="normal" style:text-underline-style="none" fo:font-weight="bold" officeooo:rsid="001c1499" officeooo:paragraph-rsid="001e0105" style:font-size-asian="14pt" style:font-style-asian="normal" style:font-weight-asian="bold" style:font-size-complex="16pt" style:font-style-complex="normal" style:font-weight-complex="bold"/>
    </style:style>
    <style:style style:name="P46" style:family="paragraph" style:parent-style-name="Standard">
      <style:text-properties fo:font-size="16pt" fo:language="nl" fo:country="NL" fo:font-style="normal" style:text-underline-style="none" fo:font-weight="bold" officeooo:rsid="0067ae78" officeooo:paragraph-rsid="0067ae78" style:font-size-asian="14pt" style:font-style-asian="normal" style:font-weight-asian="bold" style:font-size-complex="16pt" style:font-style-complex="normal" style:font-weight-complex="bold"/>
    </style:style>
    <style:style style:name="P47" style:family="paragraph" style:parent-style-name="Standard">
      <style:text-properties fo:font-size="16pt" fo:language="nl" fo:country="NL" fo:font-style="normal" style:text-underline-style="none" fo:font-weight="bold" officeooo:rsid="00668c01" officeooo:paragraph-rsid="00668c01" style:font-size-asian="16pt" style:font-style-asian="normal" style:font-weight-asian="bold" style:font-size-complex="16pt" style:font-style-complex="normal" style:font-weight-complex="bold"/>
    </style:style>
    <style:style style:name="P48" style:family="paragraph" style:parent-style-name="Standard">
      <style:text-properties fo:font-size="16pt" fo:language="nl" fo:country="NL" fo:font-style="normal" style:text-underline-style="none" fo:font-weight="bold" officeooo:rsid="005d10e2" officeooo:paragraph-rsid="005d10e2" style:font-size-asian="16pt" style:font-style-asian="normal" style:font-weight-asian="bold" style:font-size-complex="16pt" style:font-style-complex="normal" style:font-weight-complex="bold"/>
    </style:style>
    <style:style style:name="P49" style:family="paragraph" style:parent-style-name="Standard">
      <style:text-properties fo:font-size="16pt" fo:language="nl" fo:country="NL" fo:font-style="normal" style:text-underline-style="none" fo:font-weight="normal" officeooo:rsid="006db461" officeooo:paragraph-rsid="006db461" style:font-size-asian="14pt" style:font-style-asian="normal" style:font-weight-asian="normal" style:font-size-complex="16pt" style:font-style-complex="normal" style:font-weight-complex="normal"/>
    </style:style>
    <style:style style:name="P50" style:family="paragraph" style:parent-style-name="Standard">
      <style:text-properties fo:font-size="24pt" fo:language="nl" fo:country="NL" fo:font-style="italic" style:text-underline-style="solid" style:text-underline-width="auto" style:text-underline-color="font-color" fo:font-weight="bold" officeooo:rsid="004abcbb" officeooo:paragraph-rsid="004abcbb" style:font-size-asian="24pt" style:font-style-asian="italic" style:font-weight-asian="bold" style:font-size-complex="24pt" style:font-style-complex="italic" style:font-weight-complex="bold"/>
    </style:style>
    <style:style style:name="P51" style:family="paragraph" style:parent-style-name="Standard">
      <style:text-properties fo:font-size="24pt" fo:language="nl" fo:country="NL" fo:font-style="italic" style:text-underline-style="solid" style:text-underline-width="auto" style:text-underline-color="font-color" fo:font-weight="bold" officeooo:rsid="004abcbb" officeooo:paragraph-rsid="007cd3e8" style:font-size-asian="24pt" style:font-style-asian="italic" style:font-weight-asian="bold" style:font-size-complex="24pt" style:font-style-complex="italic" style:font-weight-complex="bold"/>
    </style:style>
    <style:style style:name="P52" style:family="paragraph" style:parent-style-name="Standard">
      <style:text-properties fo:font-size="24pt" fo:language="nl" fo:country="NL" fo:font-style="italic" style:text-underline-style="solid" style:text-underline-width="auto" style:text-underline-color="font-color" fo:font-weight="bold" officeooo:rsid="0085867c" officeooo:paragraph-rsid="0085867c" style:font-size-asian="24pt" style:font-style-asian="italic" style:font-weight-asian="bold" style:font-size-complex="24pt" style:font-style-complex="italic" style:font-weight-complex="bold"/>
    </style:style>
    <style:style style:name="P53" style:family="paragraph" style:parent-style-name="Standard" style:list-style-name="L1">
      <style:text-properties fo:font-size="11pt" fo:language="nl" fo:country="NL" fo:font-weight="bold" officeooo:rsid="0017be6c" officeooo:paragraph-rsid="0017be6c" style:font-size-asian="9.60000038146973pt" style:font-weight-asian="bold" style:font-size-complex="11pt" style:font-weight-complex="bold"/>
    </style:style>
    <style:style style:name="P54" style:family="paragraph" style:parent-style-name="Standard" style:list-style-name="L1">
      <style:text-properties fo:font-size="11pt" fo:language="nl" fo:country="NL" fo:font-weight="bold" officeooo:rsid="001b50af" officeooo:paragraph-rsid="001e0105" style:font-size-asian="9.60000038146973pt" style:font-weight-asian="bold" style:font-size-complex="11pt" style:font-weight-complex="bold"/>
    </style:style>
    <style:style style:name="P55" style:family="paragraph" style:parent-style-name="Standard" style:list-style-name="L1">
      <style:text-properties fo:font-size="11pt" fo:language="nl" fo:country="NL" fo:font-weight="bold" officeooo:rsid="003789d2" officeooo:paragraph-rsid="003789d2" style:font-size-asian="9.60000038146973pt" style:font-weight-asian="bold" style:font-size-complex="11pt" style:font-weight-complex="bold"/>
    </style:style>
    <style:style style:name="P56" style:family="paragraph" style:parent-style-name="Standard" style:list-style-name="L1">
      <style:text-properties fo:font-size="11pt" fo:language="nl" fo:country="NL" style:text-underline-style="none" fo:font-weight="normal" officeooo:rsid="0017be6c" officeooo:paragraph-rsid="0017be6c" style:font-size-asian="9.60000038146973pt" style:font-weight-asian="normal" style:font-size-complex="11pt" style:font-weight-complex="normal"/>
    </style:style>
    <style:style style:name="P57" style:family="paragraph" style:parent-style-name="Standard" style:list-style-name="L1">
      <style:text-properties fo:font-size="11pt" fo:language="nl" fo:country="NL" style:text-underline-style="none" fo:font-weight="normal" officeooo:rsid="001b47cb" officeooo:paragraph-rsid="001b47cb" style:font-size-asian="9.60000038146973pt" style:font-weight-asian="normal" style:font-size-complex="11pt" style:font-weight-complex="normal"/>
    </style:style>
    <style:style style:name="P58" style:family="paragraph" style:parent-style-name="Standard" style:list-style-name="L1">
      <style:text-properties fo:font-size="11pt" fo:language="nl" fo:country="NL" fo:font-style="normal" style:text-underline-style="none" fo:font-weight="normal" officeooo:rsid="001b50af" officeooo:paragraph-rsid="001e0105" style:font-size-asian="9.60000038146973pt" style:font-style-asian="normal" style:font-weight-asian="normal" style:font-size-complex="11pt" style:font-style-complex="normal" style:font-weight-complex="normal"/>
    </style:style>
    <style:style style:name="P59" style:family="paragraph" style:parent-style-name="Standard" style:list-style-name="L1">
      <style:text-properties fo:font-size="11pt" fo:language="nl" fo:country="NL" fo:font-style="normal" style:text-underline-style="none" fo:font-weight="normal" officeooo:rsid="00564f27" officeooo:paragraph-rsid="00564f27" style:font-size-asian="9.60000038146973pt" style:font-style-asian="normal" style:font-weight-asian="normal" style:font-size-complex="11pt" style:font-style-complex="normal" style:font-weight-complex="normal"/>
    </style:style>
    <style:style style:name="P60" style:family="paragraph" style:parent-style-name="Standard" style:list-style-name="L3">
      <style:text-properties fo:font-size="11pt" fo:language="nl" fo:country="NL" fo:font-style="normal" style:text-underline-style="none" fo:font-weight="normal" officeooo:rsid="00266520" officeooo:paragraph-rsid="00266520" style:font-size-asian="9.60000038146973pt" style:font-style-asian="normal" style:font-weight-asian="normal" style:font-size-complex="11pt" style:font-style-complex="normal" style:font-weight-complex="normal"/>
    </style:style>
    <style:style style:name="P61" style:family="paragraph" style:parent-style-name="Standard" style:list-style-name="L3">
      <style:text-properties fo:font-size="11pt" fo:language="nl" fo:country="NL" fo:font-style="normal" style:text-underline-style="none" fo:font-weight="normal" officeooo:rsid="00616700" officeooo:paragraph-rsid="00616700" style:font-size-asian="9.60000038146973pt" style:font-style-asian="normal" style:font-weight-asian="normal" style:font-size-complex="11pt" style:font-style-complex="normal" style:font-weight-complex="normal"/>
    </style:style>
    <style:style style:name="P62" style:family="paragraph" style:parent-style-name="Standard" style:list-style-name="L4">
      <style:text-properties fo:font-size="11pt" fo:language="nl" fo:country="NL" fo:font-style="normal" style:text-underline-style="none" fo:font-weight="normal" officeooo:rsid="0085867c" officeooo:paragraph-rsid="0085867c" style:font-size-asian="9.60000038146973pt" style:font-style-asian="normal" style:font-weight-asian="normal" style:font-size-complex="11pt" style:font-style-complex="normal" style:font-weight-complex="normal"/>
    </style:style>
    <style:style style:name="P63" style:family="paragraph" style:parent-style-name="Standard">
      <style:text-properties fo:font-size="11pt" fo:language="nl" fo:country="NL" fo:font-style="normal" style:text-underline-style="none" fo:font-weight="normal" officeooo:rsid="0085867c" officeooo:paragraph-rsid="0085867c" style:font-size-asian="9.60000038146973pt" style:font-style-asian="normal" style:font-weight-asian="normal" style:font-size-complex="11pt" style:font-style-complex="normal" style:font-weight-complex="normal"/>
    </style:style>
    <style:style style:name="P64" style:family="paragraph" style:parent-style-name="Standard">
      <style:text-properties fo:font-size="11pt" fo:language="nl" fo:country="NL" fo:font-style="normal" style:text-underline-style="none" fo:font-weight="normal" officeooo:rsid="00870005" officeooo:paragraph-rsid="00870005" style:font-size-asian="9.60000038146973pt" style:font-style-asian="normal" style:font-weight-asian="normal" style:font-size-complex="11pt" style:font-style-complex="normal" style:font-weight-complex="normal"/>
    </style:style>
    <style:style style:name="P65" style:family="paragraph" style:parent-style-name="Standard">
      <style:text-properties fo:font-size="11pt" fo:language="nl" fo:country="NL" fo:font-style="normal" style:text-underline-style="none" fo:font-weight="normal" officeooo:rsid="007e7e2c" officeooo:paragraph-rsid="007e7e2c" style:font-size-asian="9.60000038146973pt" style:font-style-asian="normal" style:font-weight-asian="normal" style:font-size-complex="11pt" style:font-style-complex="normal" style:font-weight-complex="normal"/>
    </style:style>
    <style:style style:name="P66" style:family="paragraph" style:parent-style-name="Standard" style:list-style-name="L5">
      <style:text-properties fo:font-size="11pt" fo:language="nl" fo:country="NL" fo:font-style="normal" style:text-underline-style="none" fo:font-weight="normal" officeooo:rsid="00686629" officeooo:paragraph-rsid="00686629" style:font-size-asian="9.60000038146973pt" style:font-style-asian="normal" style:font-weight-asian="normal" style:font-size-complex="11pt" style:font-style-complex="normal" style:font-weight-complex="normal"/>
    </style:style>
    <style:style style:name="P67" style:family="paragraph" style:parent-style-name="Standard" style:list-style-name="L5">
      <style:text-properties fo:font-size="11pt" fo:language="nl" fo:country="NL" fo:font-style="normal" style:text-underline-style="none" fo:font-weight="normal" officeooo:rsid="006db461" officeooo:paragraph-rsid="006db461"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language="nl" fo:country="NL" fo:font-style="normal" style:text-underline-style="none" fo:font-weight="normal" officeooo:rsid="005d41e9" officeooo:paragraph-rsid="005d10e2" style:font-size-asian="9.60000038146973pt" style:font-style-asian="normal" style:font-weight-asian="normal" style:font-size-complex="11pt" style:font-style-complex="normal" style:font-weight-complex="normal"/>
    </style:style>
    <style:style style:name="P69" style:family="paragraph" style:parent-style-name="Standard">
      <style:text-properties fo:font-size="11pt" fo:language="nl" fo:country="NL" fo:font-style="normal" style:text-underline-style="none" fo:font-weight="normal" officeooo:rsid="008c0cbf" officeooo:paragraph-rsid="008c0cbf"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language="nl" fo:country="NL" fo:font-style="normal" style:text-underline-style="none" fo:font-weight="normal" officeooo:rsid="0043783e" officeooo:paragraph-rsid="00266520"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language="nl" fo:country="NL" fo:font-style="normal" style:text-underline-style="none" fo:font-weight="bold" officeooo:rsid="0085867c" officeooo:paragraph-rsid="0085867c" style:font-size-asian="9.60000038146973pt" style:font-style-asian="normal" style:font-weight-asian="bold" style:font-size-complex="11pt" style:font-style-complex="normal" style:font-weight-complex="bold"/>
    </style:style>
    <style:style style:name="P72" style:family="paragraph" style:parent-style-name="Standard" style:list-style-name="L2">
      <style:text-properties fo:font-size="11pt" fo:language="nl" fo:country="NL" fo:font-style="italic" style:text-underline-style="solid" style:text-underline-width="auto" style:text-underline-color="font-color" fo:font-weight="normal" officeooo:rsid="001e0105" officeooo:paragraph-rsid="001e0105" style:font-size-asian="9.60000038146973pt" style:font-style-asian="italic" style:font-weight-asian="normal" style:font-size-complex="11pt" style:font-style-complex="italic" style:font-weight-complex="normal"/>
    </style:style>
    <style:style style:name="P73" style:family="paragraph" style:parent-style-name="Standard" style:list-style-name="L2">
      <style:text-properties fo:font-size="11pt" fo:language="nl" fo:country="NL" fo:font-style="italic" style:text-underline-style="solid" style:text-underline-width="auto" style:text-underline-color="font-color" fo:font-weight="normal" officeooo:rsid="003bfa09" officeooo:paragraph-rsid="003bfa09" style:font-size-asian="9.60000038146973pt" style:font-style-asian="italic" style:font-weight-asian="normal" style:font-size-complex="11pt" style:font-style-complex="italic" style:font-weight-complex="normal"/>
    </style:style>
    <style:style style:name="P74" style:family="paragraph" style:parent-style-name="Standard" style:list-style-name="L2">
      <style:text-properties fo:font-size="11pt" fo:language="nl" fo:country="NL" fo:font-style="italic" style:text-underline-style="solid" style:text-underline-width="auto" style:text-underline-color="font-color" fo:font-weight="normal" officeooo:rsid="0040ae12" officeooo:paragraph-rsid="0040ae12" style:font-size-asian="9.60000038146973pt" style:font-style-asian="italic" style:font-weight-asian="normal" style:font-size-complex="11pt" style:font-style-complex="italic" style:font-weight-complex="normal"/>
    </style:style>
    <style:style style:name="P75" style:family="paragraph" style:parent-style-name="Standard" style:list-style-name="L2">
      <style:text-properties fo:font-size="11pt" fo:language="nl" fo:country="NL" fo:font-style="italic" style:text-underline-style="solid" style:text-underline-width="auto" style:text-underline-color="font-color" fo:font-weight="normal" officeooo:rsid="00212689" officeooo:paragraph-rsid="00212689" style:font-size-asian="9.60000038146973pt" style:font-style-asian="italic" style:font-weight-asian="normal" style:font-size-complex="11pt" style:font-style-complex="italic" style:font-weight-complex="normal"/>
    </style:style>
    <style:style style:name="P76" style:family="paragraph" style:parent-style-name="Standard" style:list-style-name="L2">
      <style:text-properties fo:font-size="11pt" fo:language="nl" fo:country="NL" fo:font-style="italic" style:text-underline-style="solid" style:text-underline-width="auto" style:text-underline-color="font-color" fo:font-weight="normal" officeooo:rsid="00760d6b" officeooo:paragraph-rsid="00760d6b" style:font-size-asian="9.60000038146973pt" style:font-style-asian="italic" style:font-weight-asian="normal" style:font-size-complex="11pt" style:font-style-complex="italic" style:font-weight-complex="normal"/>
    </style:style>
    <style:style style:name="P77" style:family="paragraph" style:parent-style-name="Standard" style:list-style-name="L3">
      <style:text-properties fo:font-size="11pt" fo:language="nl" fo:country="NL" fo:font-style="italic" style:text-underline-style="solid" style:text-underline-width="auto" style:text-underline-color="font-color" fo:font-weight="normal" officeooo:rsid="00266520" officeooo:paragraph-rsid="00266520" style:font-size-asian="9.60000038146973pt" style:font-style-asian="italic" style:font-weight-asian="normal" style:font-size-complex="11pt" style:font-style-complex="italic" style:font-weight-complex="normal"/>
    </style:style>
    <style:style style:name="P78" style:family="paragraph" style:parent-style-name="Standard">
      <style:text-properties fo:font-size="11pt" fo:language="nl" fo:country="NL" fo:font-style="italic" style:text-underline-style="none" fo:font-weight="normal" officeooo:rsid="005d10e2" officeooo:paragraph-rsid="005d10e2" style:font-size-asian="9.60000038146973pt" style:font-style-asian="italic" style:font-weight-asian="normal" style:font-size-complex="11pt" style:font-style-complex="italic" style:font-weight-complex="normal"/>
    </style:style>
    <style:style style:name="P79" style:family="paragraph" style:parent-style-name="Standard">
      <style:text-properties fo:font-size="11pt" fo:language="nl" fo:country="NL" fo:font-style="italic" style:text-underline-style="none" fo:font-weight="normal" officeooo:rsid="0088d3b7" officeooo:paragraph-rsid="0088d3b7" style:font-size-asian="9.60000038146973pt" style:font-style-asian="italic" style:font-weight-asian="normal" style:font-size-complex="11pt" style:font-style-complex="italic" style:font-weight-complex="normal"/>
    </style:style>
    <style:style style:name="P80" style:family="paragraph" style:parent-style-name="Standard" style:list-style-name="L6">
      <style:text-properties fo:font-size="11pt" fo:language="nl" fo:country="NL" fo:font-style="italic" style:text-underline-style="none" fo:font-weight="normal" officeooo:rsid="0088d3b7" officeooo:paragraph-rsid="0088d3b7" style:font-size-asian="9.60000038146973pt" style:font-style-asian="italic" style:font-weight-asian="normal" style:font-size-complex="11pt" style:font-style-complex="italic" style:font-weight-complex="normal"/>
    </style:style>
    <style:style style:name="P81" style:family="paragraph" style:parent-style-name="Standard">
      <style:text-properties fo:font-size="24pt" fo:language="nl" fo:country="NL" fo:font-style="italic" style:text-underline-style="none" fo:font-weight="bold" officeooo:rsid="00455872" officeooo:paragraph-rsid="004abcbb" style:font-size-asian="24pt" style:font-style-asian="italic" style:font-weight-asian="bold" style:font-size-complex="24pt" style:font-style-complex="italic" style:font-weight-complex="bold"/>
    </style:style>
    <style:style style:name="P82" style:family="paragraph" style:parent-style-name="Standard">
      <style:text-properties fo:font-size="24pt" fo:language="nl" fo:country="NL" fo:font-style="italic" style:text-underline-style="none" fo:font-weight="bold" officeooo:rsid="00455872" officeooo:paragraph-rsid="007cd3e8" style:font-size-asian="24pt" style:font-style-asian="italic" style:font-weight-asian="bold" style:font-size-complex="24pt" style:font-style-complex="italic" style:font-weight-complex="bold"/>
    </style:style>
    <style:style style:name="P83" style:family="paragraph" style:parent-style-name="Standard">
      <style:text-properties fo:font-size="16pt" fo:language="nl" fo:country="NL" fo:font-style="italic" style:text-underline-style="none" fo:font-weight="bold" officeooo:rsid="0088d3b7" officeooo:paragraph-rsid="0088d3b7" style:font-size-asian="14pt" style:font-style-asian="italic" style:font-weight-asian="bold" style:font-size-complex="16pt" style:font-style-complex="italic" style:font-weight-complex="bold"/>
    </style:style>
    <style:style style:name="P84" style:family="paragraph" style:parent-style-name="Standard">
      <style:text-properties fo:font-size="16pt" fo:language="nl" fo:country="NL" fo:font-style="normal" style:text-underline-style="none" fo:font-weight="normal" officeooo:rsid="0043783e" officeooo:paragraph-rsid="0043783e" style:font-size-asian="16pt" style:font-style-asian="normal" style:font-weight-asian="normal" style:font-size-complex="16pt" style:font-style-complex="normal" style:font-weight-complex="normal"/>
    </style:style>
    <style:style style:name="P85" style:family="paragraph" style:parent-style-name="Standard">
      <style:text-properties fo:font-size="16pt" fo:language="nl" fo:country="NL" fo:font-style="normal" style:text-underline-style="none" fo:font-weight="bold" officeooo:rsid="0046d9c4" officeooo:paragraph-rsid="0046d9c4" style:font-size-asian="16pt" style:font-style-asian="normal" style:font-weight-asian="bold" style:font-size-complex="16pt" style:font-style-complex="normal" style:font-weight-complex="bold"/>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563b66" style:font-style-asian="italic" style:font-style-complex="italic"/>
    </style:style>
    <style:style style:name="T6" style:family="text">
      <style:text-properties fo:font-style="italic" style:text-underline-style="none" officeooo:rsid="00701016"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686629" style:font-style-asian="italic" style:font-style-complex="italic"/>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316588" style:font-weight-asian="normal" style:font-weight-complex="normal"/>
    </style:style>
    <style:style style:name="T12" style:family="text">
      <style:text-properties style:text-underline-style="none" fo:font-weight="normal" officeooo:rsid="00342549" style:font-weight-asian="normal" style:font-weight-complex="normal"/>
    </style:style>
    <style:style style:name="T13" style:family="text">
      <style:text-properties style:text-underline-style="none" fo:font-weight="normal" officeooo:rsid="0035962f" style:font-weight-asian="normal" style:font-weight-complex="normal"/>
    </style:style>
    <style:style style:name="T14" style:family="text">
      <style:text-properties style:text-underline-style="none" officeooo:rsid="0026928f"/>
    </style:style>
    <style:style style:name="T15" style:family="text">
      <style:text-properties style:text-underline-style="none" officeooo:rsid="00455872"/>
    </style:style>
    <style:style style:name="T16" style:family="text">
      <style:text-properties style:text-underline-style="none" officeooo:rsid="00686629"/>
    </style:style>
    <style:style style:name="T17" style:family="text">
      <style:text-properties style:text-underline-style="none" officeooo:rsid="0068a1e8"/>
    </style:style>
    <style:style style:name="T18" style:family="text">
      <style:text-properties style:text-underline-style="none" officeooo:rsid="00697313"/>
    </style:style>
    <style:style style:name="T19" style:family="text">
      <style:text-properties style:text-underline-style="none" officeooo:rsid="00701016"/>
    </style:style>
    <style:style style:name="T20" style:family="text">
      <style:text-properties style:text-underline-style="none" officeooo:rsid="007e7e2c"/>
    </style:style>
    <style:style style:name="T21" style:family="text">
      <style:text-properties style:text-underline-style="none" fo:font-weight="bold" style:font-weight-asian="bold" style:font-weight-complex="bold"/>
    </style:style>
    <style:style style:name="T22" style:family="text">
      <style:text-properties style:text-underline-style="none" officeooo:rsid="008158dc"/>
    </style:style>
    <style:style style:name="T23" style:family="text">
      <style:text-properties style:text-underline-style="none" officeooo:rsid="0082bc34"/>
    </style:style>
    <style:style style:name="T24" style:family="text">
      <style:text-properties style:text-underline-style="none" officeooo:rsid="00846728"/>
    </style:style>
    <style:style style:name="T25" style:family="text">
      <style:text-properties style:text-underline-style="none" officeooo:rsid="00870005"/>
    </style:style>
    <style:style style:name="T26" style:family="text">
      <style:text-properties style:text-underline-style="none" officeooo:rsid="00871d3d"/>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1c1499" style:font-style-asian="normal" style:font-style-complex="normal"/>
    </style:style>
    <style:style style:name="T29" style:family="text">
      <style:text-properties fo:font-style="normal" style:text-underline-style="none" officeooo:rsid="003dc86d" style:font-style-asian="normal" style:font-style-complex="normal"/>
    </style:style>
    <style:style style:name="T30" style:family="text">
      <style:text-properties fo:font-style="normal" style:text-underline-style="none" officeooo:rsid="0040b8ed" style:font-style-asian="normal" style:font-style-complex="normal"/>
    </style:style>
    <style:style style:name="T31" style:family="text">
      <style:text-properties fo:font-style="normal" style:text-underline-style="none" officeooo:rsid="00563b66" style:font-style-asian="normal" style:font-style-complex="normal"/>
    </style:style>
    <style:style style:name="T32" style:family="text">
      <style:text-properties fo:font-style="normal" style:text-underline-style="none" officeooo:rsid="0057c349" style:font-style-asian="normal" style:font-style-complex="normal"/>
    </style:style>
    <style:style style:name="T33" style:family="text">
      <style:text-properties fo:font-style="normal" style:text-underline-style="none" officeooo:rsid="005ee736" style:font-style-asian="normal" style:font-style-complex="normal"/>
    </style:style>
    <style:style style:name="T34" style:family="text">
      <style:text-properties fo:font-style="normal" style:text-underline-style="none" officeooo:rsid="005f3e55" style:font-style-asian="normal" style:font-style-complex="normal"/>
    </style:style>
    <style:style style:name="T35" style:family="text">
      <style:text-properties fo:font-style="normal" style:text-underline-style="none" officeooo:rsid="005fc559" style:font-style-asian="normal" style:font-style-complex="normal"/>
    </style:style>
    <style:style style:name="T36" style:family="text">
      <style:text-properties fo:font-style="normal" style:text-underline-style="none" officeooo:rsid="005fd636" style:font-style-asian="normal" style:font-style-complex="normal"/>
    </style:style>
    <style:style style:name="T37" style:family="text">
      <style:text-properties fo:font-style="normal" style:text-underline-style="none" officeooo:rsid="0060974b" style:font-style-asian="normal" style:font-style-complex="normal"/>
    </style:style>
    <style:style style:name="T38" style:family="text">
      <style:text-properties fo:font-style="normal" style:text-underline-style="none" officeooo:rsid="00616700" style:font-style-asian="normal" style:font-style-complex="normal"/>
    </style:style>
    <style:style style:name="T39" style:family="text">
      <style:text-properties fo:font-style="normal" style:text-underline-style="none" officeooo:rsid="0062fb05" style:font-style-asian="normal" style:font-style-complex="normal"/>
    </style:style>
    <style:style style:name="T40" style:family="text">
      <style:text-properties fo:font-style="normal" style:text-underline-style="none" officeooo:rsid="00717857" style:font-style-asian="normal" style:font-style-complex="normal"/>
    </style:style>
    <style:style style:name="T41" style:family="text">
      <style:text-properties fo:font-style="normal" style:text-underline-style="none" officeooo:rsid="007242eb" style:font-style-asian="normal" style:font-style-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text-underline-style="none" fo:font-weight="normal" officeooo:rsid="001c1499" style:font-style-asian="normal" style:font-weight-asian="normal" style:font-style-complex="normal" style:font-weight-complex="normal"/>
    </style:style>
    <style:style style:name="T44" style:family="text">
      <style:text-properties fo:font-style="normal" style:text-underline-style="none" fo:font-weight="normal" officeooo:rsid="00291b4c" style:font-style-asian="normal" style:font-weight-asian="normal" style:font-style-complex="normal" style:font-weight-complex="normal"/>
    </style:style>
    <style:style style:name="T45" style:family="text">
      <style:text-properties fo:font-style="normal" style:text-underline-style="none" fo:font-weight="normal" officeooo:rsid="003935d9" style:font-style-asian="normal" style:font-weight-asian="normal" style:font-style-complex="normal" style:font-weight-complex="normal"/>
    </style:style>
    <style:style style:name="T46" style:family="text">
      <style:text-properties fo:font-style="normal" style:text-underline-style="none" fo:font-weight="normal" officeooo:rsid="00745e4a" style:font-style-asian="normal" style:font-weight-asian="normal" style:font-style-complex="normal" style:font-weight-complex="normal"/>
    </style:style>
    <style:style style:name="T47" style:family="text">
      <style:text-properties fo:font-style="normal" style:text-underline-style="none" fo:font-weight="normal" officeooo:rsid="0075fa17" style:font-style-asian="normal" style:font-weight-asian="normal" style:font-style-complex="normal" style:font-weight-complex="normal"/>
    </style:style>
    <style:style style:name="T48" style:family="text">
      <style:text-properties fo:font-style="normal" style:text-underline-style="none" fo:font-weight="normal" officeooo:rsid="0090904e" style:font-style-asian="normal" style:font-weight-asian="normal" style:font-style-complex="normal" style:font-weight-complex="normal"/>
    </style:style>
    <style:style style:name="T49" style:family="text">
      <style:text-properties fo:font-style="normal" style:text-underline-style="none" fo:font-weight="normal" officeooo:rsid="0091ccb2" style:font-style-asian="normal" style:font-weight-asian="normal" style:font-style-complex="normal" style:font-weight-complex="normal"/>
    </style:style>
    <style:style style:name="T50" style:family="text">
      <style:text-properties fo:font-style="normal" style:text-underline-style="none" fo:font-weight="normal" officeooo:rsid="009340e2"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25290c" style:font-style-asian="normal" style:font-style-complex="normal"/>
    </style:style>
    <style:style style:name="T53" style:family="text">
      <style:text-properties fo:font-style="normal" officeooo:rsid="005d41e9" style:font-style-asian="normal" style:font-style-complex="normal"/>
    </style:style>
    <style:style style:name="T54" style:family="text">
      <style:text-properties fo:font-style="normal" officeooo:rsid="008a7e80"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f16c2" style:font-style-asian="normal" style:font-weight-asian="normal" style:font-style-complex="normal" style:font-weight-complex="normal"/>
    </style:style>
    <style:style style:name="T57" style:family="text">
      <style:text-properties fo:font-weight="normal" style:font-weight-asian="normal" style:font-weight-complex="normal"/>
    </style:style>
    <style:style style:name="T58" style:family="text">
      <style:text-properties officeooo:rsid="003b027f"/>
    </style:style>
    <style:style style:name="T59" style:family="text">
      <style:text-properties officeooo:rsid="0048a379"/>
    </style:style>
    <style:style style:name="T60" style:family="text">
      <style:text-properties officeooo:rsid="004ecfc8"/>
    </style:style>
    <style:style style:name="T61" style:family="text">
      <style:text-properties officeooo:rsid="004f5608"/>
    </style:style>
    <style:style style:name="T62" style:family="text">
      <style:text-properties officeooo:rsid="004fe986"/>
    </style:style>
    <style:style style:name="T63" style:family="text">
      <style:text-properties officeooo:rsid="0051663c"/>
    </style:style>
    <style:style style:name="T64" style:family="text">
      <style:text-properties officeooo:rsid="00563b66"/>
    </style:style>
    <style:style style:name="T65" style:family="text">
      <style:text-properties officeooo:rsid="0060974b"/>
    </style:style>
    <style:style style:name="T66" style:family="text">
      <style:text-properties officeooo:rsid="00616305"/>
    </style:style>
    <style:style style:name="T67" style:family="text">
      <style:text-properties officeooo:rsid="00648d9a"/>
    </style:style>
    <style:style style:name="T68" style:family="text">
      <style:text-properties officeooo:rsid="00686629"/>
    </style:style>
    <style:style style:name="T69" style:family="text">
      <style:text-properties officeooo:rsid="006b95f5"/>
    </style:style>
    <style:style style:name="T70" style:family="text">
      <style:text-properties officeooo:rsid="006c7de0"/>
    </style:style>
    <style:style style:name="T71" style:family="text">
      <style:text-properties officeooo:rsid="006db461"/>
    </style:style>
    <style:style style:name="T72" style:family="text">
      <style:text-properties fo:font-weight="bold" style:font-weight-asian="bold" style:font-weight-complex="bold"/>
    </style:style>
    <style:style style:name="T73" style:family="text">
      <style:text-properties officeooo:rsid="006ef0f7"/>
    </style:style>
    <style:style style:name="T74" style:family="text">
      <style:text-properties officeooo:rsid="0072eba9"/>
    </style:style>
    <style:style style:name="T75" style:family="text">
      <style:text-properties officeooo:rsid="007961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ign document “Bomb Dude”</text:p>
      <text:p text:style-name="P1"/>
      <text:p text:style-name="P2">Inleiding.</text:p>
      <text:p text:style-name="P4">“Bomb dude” is het resultaat van 2 jaar C++ game engines proberen te schrijven. Eerst m.b.v. Allegro, toen je eigenlijk C++ nog niet beheerste. <text:span text:style-name="T60">Het spel is gebaseerd op</text:span> <text:span text:style-name="T60">een </text:span>die je <text:span text:style-name="T62">10</text:span> jaar geleden speelde op je DOS-computer. Je hebt <text:span text:style-name="T63">dit type spel nooit meer terug kunnen vinden</text:span>. Het unieke aan het spel was dat je eigenlijk alles op kon blazen. Het hele gebouw, alle pakketjes, alle vijanden. Dit geeft een beetje een minecraft gevoel, van een dynamische open wereld. <text:span text:style-name="T61">Het gaat in dit spel alleen niet om bouwen. Het gaat om slopen.</text:span></text:p>
      <text:p text:style-name="P4"/>
      <text:p text:style-name="P42">Doelstelling.</text:p>
      <text:p text:style-name="P6"><text:span text:style-name="T27">Er is weining originaliteit in de android app store te vinden. Ronduit alle games zijn goedkope rip-offs van het origineel. De graphics zijn vaak hetzelfde (retro / pixelart) en de gameplay </text:span><text:span text:style-name="T31">is niet soepel.</text:span><text:span text:style-name="T27"> </text:span><text:span text:style-name="T31">Ik hoop een spel te kunnen maken dat </text:span><text:span text:style-name="T5">origineel</text:span><text:span text:style-name="T31"> is (graphics anders, gameplay anders), </text:span><text:span text:style-name="T5">afgewerkt </text:span><text:span text:style-name="T31">is (geen buggy code, consistente tekenstijl) en misschien ook goed te marketen is. Denk aan het poppetje (Bombdude. De naam wordt nog anders!) dat met een zonnebril loopt en grappige dingen zegt. Grappige scenes, en last but not least: De allesverwoestende bom de de hele map opblaast.</text:span></text:p>
      <text:p text:style-name="P4"/>
      <text:p text:style-name="P40">Marketingplan.</text:p>
      <text:p text:style-name="P5">Hier komt het grote punt natuurlijk, hoe ga je je spel promoten? Je middelen zijn basically 0. Dus je zal het moeten hebben van: Positieve app-reviews. Positieve feedback uit communities zoals reddit. Positieve reviews (niet makkelijk ! ). <text:span text:style-name="T64">Belangrijke punten:</text:span></text:p>
      <text:p text:style-name="P5"/>
      <text:list xml:id="list7945927314444945581" text:style-name="L1">
        <text:list-item>
          <text:p text:style-name="P53"><text:span text:style-name="T57">Publiceer het product pas als het echt </text:span><text:span text:style-name="T1">af</text:span><text:span text:style-name="T10"> is! Dus bijna geen bugs, en geen tekort aan content, features etc. </text:span><text:span text:style-name="T11">Kleine details zijn belangrijk. Het moet vloeiend spelen en goed uitziende graphics hebben.</text:span></text:p>
          <text:p text:style-name="P56"/>
        </text:list-item>
        <text:list-item>
          <text:p text:style-name="P53"><text:span text:style-name="T10">Heb je marketing platform klaar staan. Je 'bedrijf's site, waar mensen je kunnen vinden, je twitter waar mensen je kunnen vinden, je Reddit waar mensen je kunnen vinden, je Facebook waar mensen je kunnen vinden. Alles moet 'af' zijn. Websites die een grote lijst met games hebben zal je mailen of ze je spel willen linken. Alles zal in een keer achter elkaar moeten gebeuren bij de release. Daarna volgt: Geen groei (het spel wordt amper gespeeld), een kleine groei (minder dan honderd mensen hebben het gespeeld)</text:span><text:span text:style-name="T12">of:</text:span><text:span text:style-name="T10"> grote groei (grote websites maken reviews etc.) </text:span><text:span text:style-name="T13">Als er geen groei is heb je nog een kans, als er wel groei is moet je als een gek een business plan uitwerken en een tweede versie uitbrengen.</text:span></text:p>
        </text:list-item>
        <text:list-item>
          <text:p text:style-name="P57">Bouw mogelijkheden in om scores/ screenshots van vette momenten te plaatsen op sociale media.</text:p>
        </text:list-item>
      </text:list>
      <text:p text:style-name="P35"/>
      <text:list xml:id="list192931134161797" text:continue-numbering="true" text:style-name="L1">
        <text:list-item>
          <text:p text:style-name="P54"><text:span text:style-name="T10">Maak een </text:span><text:span text:style-name="T2">volledig</text:span><text:span text:style-name="T42"> spel, met alle belangrijke objecten een net genoeg maps (~7). Voeg ook iets extra's</text:span></text:p>
          <text:p text:style-name="P58"><text:s/>toe om de aandacht te trekken (Jetpack ? Megaexplosies? Alien invasion? ). Echter, maak het niet te uitgebreid. <text:span text:style-name="T74">Het moet wel af komen.</text:span></text:p>
        </text:list-item>
        <text:list-item>
          <text:p text:style-name="P55"><text:span text:style-name="T43">B</text:span><text:span text:style-name="T42">e different. Goede spellen hebben een bepaalde nieuwe humor en stijl. Alles is nét even iets origineler. Dit in combinatie met een zeer goed</text:span><text:span text:style-name="T46">e afwerking en plan</text:span><text:span text:style-name="T42"> kan een hit veroorzaken.</text:span></text:p>
        </text:list-item>
        <text:list-item>
          <text:p text:style-name="P59">Marketingbudget. Geef een paar honderd euro uit aan goede ads.</text:p>
        </text:list-item>
      </text:list>
      <text:p text:style-name="P7"/>
      <text:p text:style-name="P44"><text:span text:style-name="T28">G</text:span><text:span text:style-name="T27">ame design.</text:span></text:p>
      <text:p text:style-name="P34"><text:span text:style-name="T27">Samenvatting gameplay: </text:span><text:span text:style-name="T42">De speler stuurt een mannetje aan (nu: bomb dude). Dit mannetje </text:span><text:span text:style-name="T48">heeft</text:span><text:span text:style-name="T42"> een zonnebril die </text:span><text:span text:style-name="T49">en</text:span><text:span text:style-name="T42"> </text:span><text:span text:style-name="T49">schrikt er niet voor terug </text:span><text:span text:style-name="T42">een gebouw op te blazen. </text:span><text:span text:style-name="T44">In het gebouw liggen items die BombDude nodig heeft. Sleutels, eten, punten, oid. Helaas zitten niet overal in het gebouw deuren. Oplossing: Bommen. Bombdude kan mini bommen gooien. Hiermee kan hij pilaren verplaatsen of per ongeluk het hele gebouw opblazen. Voorzichtig probeert BombDude het gebouw af te breken, zodat hij zo veel mogelijk (of: genoeg) items overhoudt. Het gebouw is helaas niet bombdudes enige vijand … Er zijn ook monsters. Deze monsters kunnen gelukkig ook opgeblazen worden en hebben soms pakketjes bij zich. Deze pakketjes bevatten niets, </text:span><text:soft-page-break/><text:span text:style-name="T44">punten, of: Bommen! Eens in de zoveel tijd is er een super bom. Als je deze neer gooit </text:span><text:span text:style-name="T45">blaast het hele gebouw op en is er een 'wow.. !' effect. </text:span><text:span text:style-name="T47">Net als dat moment dat je een jetpack pakt... Of een vliegtuig je bombardeert... of de aliens komen... </text:span></text:p>
      <text:p text:style-name="P45"/>
      <text:p text:style-name="P45"/>
      <text:p text:style-name="P43"><text:span text:style-name="T28">T</text:span><text:span text:style-name="T27">echnisch design.</text:span></text:p>
      <text:p text:style-name="P27"/>
      <text:p text:style-name="P27">Speerpunten:</text:p>
      <text:list xml:id="list687446237411152553" text:style-name="L2">
        <text:list-item>
          <text:p text:style-name="P72">Korte en duidelijke code<text:span text:style-name="T27"> die niet perfect is wordt </text:span><text:span text:style-name="T33">gewaardeerd</text:span><text:span text:style-name="T27"> boven: Lange code die </text:span><text:span text:style-name="T34">erg </text:span><text:span text:style-name="T27">begrijpelijk is maar minder efficiënt en niet compact. </text:span></text:p>
        </text:list-item>
        <text:list-item>
          <text:p text:style-name="P73"><text:span text:style-name="T51">Optimalisatie</text:span><text:span text:style-name="T27"> wordt gedaan m.b.v. de profiler. </text:span><text:span text:style-name="T29">Dus alleen kritische onderdelen </text:span><text:span text:style-name="T32">optimaliseren</text:span><text:span text:style-name="T27">. Productiviteit is </text:span><text:span text:style-name="T35">wel</text:span><text:span text:style-name="T27"> de grootste prioriteit. C++ zou voldoende performance moeten bieden om evt. tragere ontwerpbeslissingen te compenseren.</text:span></text:p>
        </text:list-item>
        <text:list-item>
          <text:p text:style-name="P74"><text:span text:style-name="T52">G</text:span><text:span text:style-name="T51">één technische code. </text:span><text:span text:style-name="T27">De enige dependencies zullen SFML en Box2D zijn. Er zal geen Open-GL code zelf worden geschreven en ook de physics worden uitbesteed. Op deze manier focust de code zich echt op de game-logic. </text:span><text:span text:style-name="T36">(Note: Je kan dmv. VectorArrays in SFML toch op het laagste level Open-GL aansturen!)</text:span><text:span text:style-name="T27"> De efficiency loss zal worden gecompenseerd door evtentuele high level optimalisaties en de gecompileerde C++ code. </text:span><text:span text:style-name="T36">Het gaat erom productief te zijn niet om de zoveelste Open-GL engine te schrijven</text:span><text:span text:style-name="T30">. </text:span><text:span text:style-name="T36">Zo blijft er meer tijd over voor art-work, gameplay, particle systems maken, etc.</text:span></text:p>
        </text:list-item>
        <text:list-item>
          <text:p text:style-name="P75">Future proof.<text:span text:style-name="T27"> In tegenstelling tot de agile methode is het de bedoeling dat </text:span>wel vooruit wordt gedacht.<text:span text:style-name="T27"> Implementaties moeten, zover mogelijk, rekening houden met hoe het </text:span><text:span text:style-name="T37">spel uiteindelijk moet worden</text:span><text:span text:style-name="T27">. Houd dus rekening met cross-platform eigenschappen, modulariteit (verschillende controllers </text:span><text:span text:style-name="T37">mogelijk</text:span><text:span text:style-name="T27">), efficiency (processors ipad etc.), verschillende beeldschermgroottes, cross platform library gebruik.</text:span></text:p>
        </text:list-item>
        <text:list-item>
          <text:p text:style-name="P76">KISS technisch ontwerp.<text:span text:style-name="T27"> Het technische ontwerp moet zo eenvoudig mogelijk blijven. Dus niet ieder stukje dubbele code in een aparte klasse stoppen die door alle objecten kan worden aangeroepen! Er is een kleine overheid/overhead. <text:s/>Verder managed de ObjectManager ook echt alleen objecten, Rendert de Renderer graphics (ook particles want dat zijn graphics), managed de Game class de Game op top-level. Kortom: Iedere klasse heeft een duidelijke taak.</text:span></text:p>
        </text:list-item>
      </text:list>
      <text:p text:style-name="P8"/>
      <text:p text:style-name="P41">Conventies:</text:p>
      <text:list xml:id="list1290983004762744174" text:style-name="L3">
        <text:list-item>
          <text:p text:style-name="P60">camelCase <text:s/>notatie.</text:p>
        </text:list-item>
        <text:list-item>
          <text:p text:style-name="P60">Alle code is Engels, al het commentaar <text:span text:style-name="T65">Engels</text:span>. <text:span text:style-name="T65">Documentatie is Nederlands. Zo zou ik evt. ooit de game engine open-source kunnen maken.</text:span></text:p>
        </text:list-item>
        <text:list-item>
          <text:p text:style-name="P60">Setters en getters zijn <text:span text:style-name="T65">prima</text:span>. Iedereen weet wat set en get doet. <text:span text:style-name="T66">(setScore(), getLifes, etc.)</text:span></text:p>
        </text:list-item>
        <text:list-item>
          <text:p text:style-name="P61"><text:span text:style-name="T58">C</text:span>++ en C++11 functionaliteit gebruiken. Gebruik de C++ STL om latere problemen te voorkomen. Dus geen C arrays (wel: std::vector), geen cstdlib.</text:p>
        </text:list-item>
        <text:list-item>
          <text:p text:style-name="P77"><text:span text:style-name="T27">Alles is gemaakt in Visual-Studio. De debugger en vooral auto-correction zorgt er voor dat je minstens twee keer zo productief wordt. </text:span><text:span text:style-name="T38">Zonder Intellisense had ik nooit zo ver gekomen omdat het moeilijk is alle functienamen te onthouden </text:span><text:span text:style-name="T39">en telkens opzoeken tijd en concentratie kost.</text:span></text:p>
        </text:list-item>
      </text:list>
      <text:p text:style-name="P9"/>
      <text:p text:style-name="P36"><text:span text:style-name="T14">H</text:span><text:span text:style-name="T9">oe voeg ik een nieuw object toe?</text:span></text:p>
      <text:p text:style-name="P11">-Voeg naam toe bij ObjectNames. (En z<text:span text:style-name="T67">e</text:span>t type = ObjectNames::name voor je object.)</text:p>
      <text:p text:style-name="P11">-Voeg Object toe aan ObjectManager zodat je hem kan creëeren vanuit de objectmanager.</text:p>
      <text:p text:style-name="P11">-Voeg een paar regels code toe aan MapLoader zodat je object geladen kan worden.</text:p>
      <text:p text:style-name="P28"><text:span text:style-name="T9">– </text:span><text:span text:style-name="T15">Voeg evt. regels toe aan ContactListener zodat hij door bepaalde objecten heen kan.</text:span></text:p>
      <text:p text:style-name="P14"/>
      <text:p text:style-name="P81"/>
      <text:p text:style-name="P81"/>
      <text:p text:style-name="P52"><text:soft-page-break/><text:span text:style-name="T15">P</text:span><text:span text:style-name="T9">rogrammeertaal: Waarom C++?</text:span></text:p>
      <text:list xml:id="list5781572294719045400" text:style-name="L4">
        <text:list-item>
          <text:p text:style-name="P62">Je kon C++ al vrij goed.</text:p>
        </text:list-item>
        <text:list-item>
          <text:p text:style-name="P62">C++ biedt hoge performance maar tegelijkertijd ook veel high-level functionaliteit.</text:p>
        </text:list-item>
        <text:list-item>
          <text:p text:style-name="P62">C++ is portable. Met veel moeite kan je je spel waarschijnlijk naar veel platforms porten. (Een Android spel porten is bijna onmogelijk omdat de code zo specifiek is. En C++ spel naar Android porten is wel te doen.)</text:p>
        </text:list-item>
        <text:list-item>
          <text:p text:style-name="P62">Een spel heeft eigenlijk weinig interactie met het OS nodig. De Graphics drivers moeten goed zijn en de input moet goed werken. Maar ik hoef geen GUI elementen in te laden of uitgebreid kunnen communiceren met het systeem. Hiervoor is C++ op devices zoals Android en iOS goed genoeg. Voor een app zou het niet werken omdat er dan te veel functionaliteit mist.</text:p>
        </text:list-item>
        <text:list-item>
          <text:p text:style-name="P62">C++ is 5x sneller dan Java. Ookal wordt Java op android steeds sneller blijft het snelheidsverschil toch zeker een voordeel bieden op Android. Op iOS is Objective-C waarschijnlijk sneller. Target dus android.</text:p>
        </text:list-item>
      </text:list>
      <text:p text:style-name="P63"/>
      <text:p text:style-name="P71">Waarom Box2D en SFML?</text:p>
      <text:p text:style-name="P63">OpenGL is interessant maar er een engine in schrijven kost toch weer aardig wat tijd. SFML heeft een dunne laag tussen OpenGL en C++ in en maakt graphics heel makkelijk terwijl er weinig performance verloren gaat. Ook is SFML gewoon ontzettend makkelijk en duidelijk in gebruik. Er is een actieve community die actief SFML naar android en iOS aan het porten is.</text:p>
      <text:p text:style-name="P63"/>
      <text:p text:style-name="P32"><text:span text:style-name="T9">Box2D is, als je wel een collision detection gedaan hebt, een verademing. Bounding boxes maken echt geen goed spel </text:span><text:span text:style-name="T25">en een goede collision detection zelf maken is veel werk. Er is eigenlijk geen enkele reden om dit zelf te doen. In plaats van dit soort code:</text:span></text:p>
      <text:p text:style-name="P64">if (noCollision() &amp;&amp; pressedKeyRight() ){</text:p>
      <text:p text:style-name="P64"><text:tab/>x += 2;</text:p>
      <text:p text:style-name="P64">}</text:p>
      <text:p text:style-name="P64"/>
      <text:p text:style-name="P33"><text:span text:style-name="T9">Bepaal je de voorwaarden van je speelveld (blok 1 is 2 kilo en glijd slecht, blok 2 is 10 kilo </text:span><text:span text:style-name="T26">en</text:span><text:span text:style-name="T9"> glijdt goed). Vervolgens geef je een impuls (blok 2, vlieg naar rechts! ) dan zal blok 2 naar rechts vliegen zonder dat jij nog iets hoeft te doen behalve Box2D updaten. Het kost wat tijd om Box2D te leren, maar het is hel helemaal waard.</text:span></text:p>
      <text:p text:style-name="P82"/>
      <text:p text:style-name="P51"><text:span text:style-name="T15">Graphics: </text:span><text:span text:style-name="T20">Coördinaten</text:span><text:span text:style-name="T15">.</text:span></text:p>
      <text:p text:style-name="P31"><text:span text:style-name="T15">D</text:span><text:span text:style-name="T9">e positie die aan objecten wordt meegegeven is het </text:span><text:span text:style-name="T4">middelpunt</text:span><text:span text:style-name="T9"> van het object. Dit komt omdat Box2D shapes vanuit het middelpunt opbouwt. Ook is dit vrij logisch als je een object roteert of draait. Dit gebeurt bijna altijd rond het middelpunt. </text:span></text:p>
      <text:p text:style-name="P31"><text:span text:style-name="T9">Omdat de maploader het punt links boven </text:span><text:span text:style-name="T22">van het object</text:span><text:span text:style-name="T9"> als positie ziet wordt de positie in de maploader omgezet naar het middelpunt van het object.</text:span></text:p>
      <text:p text:style-name="P65"/>
      <text:p text:style-name="P65">Er zijn in het spel twee soorten coördinaten. </text:p>
      <text:p text:style-name="P31"><text:span text:style-name="T9">Ten eerste zijn er Box2D coördinaten. Dit is een geemuleerde omgeving van objecten. Je moet één Box2D coördinaat zien als een meter. Een blok is meestal één of twee meter groot. De speler is momenteel één </text:span><text:span text:style-name="T23">bij één</text:span><text:span text:style-name="T9"> meter. Dit zijn fictieve <text:s/>coördinaten (en lengtes) die de grote van een object ten op zichte van andere objecten aangeeft. Het belangrijkste punt van Box2D coördinaten is dat ze </text:span><text:span text:style-name="T21">absoluut</text:span><text:span text:style-name="T9"> zijn. Het object zal, ongeacht de resolutie van het scherm, altijd even groot zijn. Box2D werkt alleen goed als in meters wordt gedacht en de grootte van het plaatje gebruiken </text:span><text:span text:style-name="T24">als Box2D coördinaten</text:span><text:span text:style-name="T9"> zal voor problemen zorgen!</text:span></text:p>
      <text:p text:style-name="P65"/>
      <text:p text:style-name="P31"><text:span text:style-name="T9">Ten tweede is er het SFML coördinaten systeem. Dit zijn de pixels op je scherm. Op lagere resoluties zijn er minder pixels en op hogere resoluties meer. Door middel van SFML worden er plaatjes aan het Box2D spelboard geplakt. Soms is één Box2D meter 30 pixels, soms is het 100 pixels. Dit is dus </text:span><text:span text:style-name="T21">variabel.</text:span><text:span text:style-name="T9"> De grootte van één Box2D meter in SFML coördinaten is vastgelegd in de </text:span><text:span text:style-name="T4">blocksize</text:span><text:span text:style-name="T9"> variabele.</text:span></text:p>
      <text:p text:style-name="P81"><text:soft-page-break/></text:p>
      <text:p text:style-name="P50"><text:span text:style-name="T15">G</text:span><text:span text:style-name="T9">raphics: Resolutie.</text:span></text:p>
      <text:p text:style-name="P15">De <text:span text:style-name="T69">resolutie</text:span> vorm<text:span text:style-name="T70">t</text:span> een ingewikkeld aspect van de game. Het moet eigenlijk speelbaar zijn op zowel hoge als lage resolutie scherm die zowel erg breed als erg lang kunnen zijn. <text:span text:style-name="T69">Over aspect ratios maak ik me niet druk. Op langere schermen zie je minder in de breedte en op brede schermen zie je meer in de breedte. Het is wel erg belangrijk om op ieder scherm de native resolutie te gebruiken zonder de graphics te vervagen. Omdat ik mijn spel portable wil houden en kwaliteits graphics wil heb ik besloten veel moeite in dit onderdeel te steken.</text:span></text:p>
      <text:p text:style-name="P22"/>
      <text:p text:style-name="P15"/>
      <text:p text:style-name="P47">Settings.</text:p>
      <text:p text:style-name="P17">Er is een structure: Settings waarin de globale game settings worden opgeslagen. De klasse game heeft een associatie naar de struct Settings. <text:span text:style-name="T71">Dit is de plek waar de settings als eerst worden opgeslagen als de settings in een menu worden aangepast of als er een settings bestand wordt uitgelezen.</text:span></text:p>
      <text:p text:style-name="P15"/>
      <text:p text:style-name="P46">Resolutie.</text:p>
      <text:p text:style-name="P16"><text:span text:style-name="T68">Er zijn veel verschillende devices en ze hebben allemaal een andere resolutie. Met Apps zorgt dit voor grote problemen: Ieder GUI item staat precies op de goede plek en er is eigenlijk geen speelruimte. Bij een goede app staat ieder element op precies en dan ook echt: </text:span><text:span text:style-name="T8">precies</text:span><text:span text:style-name="T68"> de goede plaats. Op android wordt daarom vaak maar een simpele GUI gebruikt die zowel op tablets als op mobieltjes werkt. Zo is de maker ervan verzekerd dat de GUI niet op bepaalde apparaten helemaal verkeerd is. Het gevolg is dat apps op android vaak veel minder goed afgewerkt zijn dan op Apple producten. Op Apple hoeven ontwikkelaars namelijk veel minder rekening te houden met schermverhoudingen en resoluties.</text:span></text:p>
      <text:p text:style-name="P16"/>
      <text:p text:style-name="P18">Met games is het veel minder belangrijk dat items op precies de goede plaats staan. Het menu bestaat uit een aantal knoppen, maar het doet er weinig toe als er een stukje meer of minder achtergrond zichtbaar is. Bij het spelen van het spel is het ook niet van heel groot belang als op het ene scherm iets meer te zien is als op het andere scherm.</text:p>
      <text:p text:style-name="P18"/>
      <text:list xml:id="list3315975451888359971" text:style-name="L5">
        <text:list-item>
          <text:p text:style-name="P66">Bij GUI items in het spel moet rekening worden gehouden met de resolutie. De levensbalk, de beschikbare bommen, de scores, etc. moeten goed uitgemeten worden. </text:p>
        </text:list-item>
        <text:list-item>
          <text:p text:style-name="P66">In het menu moeten items in het midden van het scherm geplaatst worden. SchermWidth/2-knopWidth/2 wordt dan de positie. Misschien moet de knop nog vergroot/verkleind worden op grotere/ kleinere resoluties. <text:span text:style-name="T71">De kans dat dit helemaal fout is op een andere resolutie is wel erg klein.</text:span></text:p>
        </text:list-item>
        <text:list-item>
          <text:p text:style-name="P67">In het spel zelf is het belangrijk dat de graphics scherp zijn, en dat op HD schermen niet alles 2x meer uitgezoomd is dan op low-res schermen. Of er iets meer of minder van de wereld te zien is aan een bepaalde kant van het scherm doet er, in tegenstelling tot niet-game-apps, weinig toe.</text:p>
        </text:list-item>
      </text:list>
      <text:p text:style-name="P20"/>
      <text:p text:style-name="P49"><text:span text:style-name="T7">The shit begins</text:span>: <text:span text:style-name="T72">blockSize</text:span></text:p>
      <text:p text:style-name="P20"/>
      <text:p text:style-name="P20">Om het inzoom/uitzoom probleem op te lossen zonder de graphics lelijk te vervormen is gekozen voor een truc. Ten eerste worden alle graphics in HD aangeleverd. (Zeg: één Box2D meter is 96 px). Vervolgens worden deze graphics (meestal omlaag) geschaald aan de hand van een variabele. Deze variabele heet <text:span text:style-name="T72">de blocksize.</text:span> De blockSize variabele stelt de grootte van één box2D blok van 1 bij 1 meter voor. <text:span text:style-name="T73">Als de blockSize 64 pixels is en jij hebt in jouw tekening rekening gehouden met 96px box2d meters dan zal de sprite geschaald worden met 64/96 = 2/3. </text:span></text:p>
      <text:p text:style-name="P20"/>
      <text:p text:style-name="P21">Het grootste nadeel van dit systeem? Er is een performance drop op tragere systemen omdat er grotere textures worden ingeladen dan dat nodig had geweest. Het voordeel: Perfect scherpe graphics die ook op toekomstige devices scherp zullen blijven. <text:span text:style-name="T75">En lossless in en uitzoomen. ( zoom in → “Wicked sick”)</text:span></text:p>
      <text:p text:style-name="P19"><text:soft-page-break/></text:p>
      <text:p text:style-name="P29"><text:span text:style-name="T16">Plaatjes worden geschaald naar verhouding van de blockSize. Één box2D coördinaat (1 meter in Box2D) is dan blockSize aantal pixels op je scherm. Door de blocksize te verhogen wordt er ingezoomd, door de blocksize te verlagen wordt er uitgezoomd. </text:span><text:span text:style-name="T17">Op een twee keer zo scherp scherm is dus twee een twee keer zo hoge blocksize nodig om precies dezelfde grootte af te beelden.</text:span></text:p>
      <text:p text:style-name="P30"><text:span text:style-name="T17"><text:tab/></text:span><text:span text:style-name="T18">Ieder object moet rekening houden met de blocksize. De blocksize is centraal geregeld (in de classe: Renderer ). Deze moet worden opgehaald en geimplementeerd door ieder object dat grafisch afbeelt. </text:span></text:p>
      <text:p text:style-name="P30"><text:span text:style-name="T6">Had dit niet centraal uitgevoerd kunnen worden? </text:span><text:span text:style-name="T19">Dat had handig geweest ja. Helaas ondersteunt het sf::Drawable object geen scaling (waardoor ik niet in de renderer nog even kan scalen) en heb ik in mijn technisch ontwerp besloten objecten zelf alle controle te geven over hun sprites / shapes. </text:span></text:p>
      <text:p text:style-name="P37">Dit is dus misschien een ontwerpfout. <text:span text:style-name="T40">Ookal is het wel handig dat als je nu een object </text:span><text:span text:style-name="T41">verwijderd ook zijn grafische objecten worden verwijderd</text:span><text:span text:style-name="T40">.</text:span></text:p>
      <text:p text:style-name="P23"/>
      <text:p text:style-name="P24"/>
      <text:p text:style-name="P9"/>
      <text:p text:style-name="P70"/>
      <text:p text:style-name="P84"/>
      <text:p text:style-name="P85">GameInfo en GameStats.</text:p>
      <text:p text:style-name="P10">Er zijn twee nieuwe classes toegevoegd, naast de grote klasse Game. <text:span text:style-name="T3">GameStats</text:span> is een klasse dat aan ieder Object wordt <text:span text:style-name="T59">meegegeven zodat deze levens weg kan laten gaan of scores erbij. In een ideale wereld zouden natuurlijk alleen Objecten die dit nodig hebben erover moeten kunnen beschikken. Dit zou echter te onoverzichtelijke code opleveren.</text:span></text:p>
      <text:p text:style-name="P38">GameInfo <text:span text:style-name="T55">bevat dus alle info, en mag ook worden gezien als de hoofdbron waar scores, levens, health, en beschikbare bommen worden opgeslagen. </text:span><text:span text:style-name="T56">Vanuit gameInfo wordt er ook getekend op het scherm.</text:span></text:p>
      <text:p text:style-name="P38">Game <text:span text:style-name="T55">is wat de naam al doet vermoeden: De de hoofdklasse. Deze managed alle gamestates, update de ObjectManager, kiest de huidige renderer uit, etc.</text:span></text:p>
      <text:p text:style-name="P13"/>
      <text:p text:style-name="P48">Smartpointers.</text:p>
      <text:p text:style-name="P39"><text:span text:style-name="T51">Je hebt 3 uur besteed aan smart pointers implementeren en 2 uur aan ze weer weg te halen. Er zijn meerdere redenen om geen smart pointers te gebruiken. Ten eerste gebruiken je libraries geen smart pointers (Box2D en SFML). Hierdoor treden er allerlei problemen op, zoals dat Box2D een </text:span>delete <text:span text:style-name="T51">statement probeert uit te voeren op een smart pointer. Dit resulteert vervolgens in een segmentation fault omdat er geheugen wordt aangesproken dat niet van Box2D is. </text:span></text:p>
      <text:p text:style-name="P25"/>
      <text:p text:style-name="P25">Performance is een volgende reden. Smart pointers zijn niet veel trager, maar je wilde ze wel implementeren op plekken waar ze 200 keer per frame aangeroepen konden worden. Dat tikt toch aan als er voor iedere pointer een aantal extra stappen gezet moeten worden.</text:p>
      <text:p text:style-name="P25"/>
      <text:p text:style-name="P39"><text:span text:style-name="T51">Het idee is nu om een helder overzicht te houden van object ownership. Door na te denken over waar je objecten aanmaakt en verwijdert kun je segmentation faults voorkomen. Je moet sowieso goed nadenken over programma-design beslissingen dus ergens wat geheugen vrij geven zou geen probleem moeten zijn. </text:span><text:span text:style-name="T53">Code wordt ook minder rommelig zonder smart-pointers.</text:span></text:p>
      <text:p text:style-name="P39"><text:span text:style-name="T53"/></text:p>
      <text:p text:style-name="P39"><text:span text:style-name="T53"/></text:p>
      <text:p text:style-name="P83"><text:span text:style-name="T53">I</text:span><text:span text:style-name="T51">nefficiëntie.</text:span></text:p>
      <text:p text:style-name="P79"><text:span text:style-name="T51">Omdat je C++ gebruikt besluit je soms wel eens om de kortste weg te nemen. De snelheid doet er weinig toe. Toch valt er nog veel te optimaliseren als het echt nodig is. Het meest voorkomende inefficientie probleem is als volgt:</text:span></text:p>
      <text:list xml:id="list941036169346687837" text:style-name="L6">
        <text:list-item>
          <text:p text:style-name="P80"><text:span text:style-name="T51">Er is een datastructuur (lijst, map, vector) die gegevens bevat.</text:span></text:p>
        </text:list-item>
        <text:list-item>
          <text:p text:style-name="P80"><text:span text:style-name="T51">Er wordt een aanpassing gedaan aan de datastructuur.</text:span></text:p>
        </text:list-item>
        <text:list-item>
          <text:p text:style-name="P80"><text:span text:style-name="T51">De hele datastructuur wordt geupdate, in plaats van alleen het gedeelte dat aangepast wordt.</text:span></text:p>
        </text:list-item>
      </text:list>
      <text:p text:style-name="P79"><text:soft-page-break/><text:span text:style-name="T51">Een andere veelvoorkomende inefficientie is dat bepaalde voorwaardes in de game loop worden getest ( in de update functie ) in plaats van op het moment dat iets aangepast wordt. </text:span><text:span text:style-name="T54">Dus bijvoorbeeld iedere step de grootte van het scherm testen in plaats van onResize aanpassingen te doen.</text:span><text:span text:style-name="T51"> Het voordeel is dat het iets makkelijker programmeert en dat er iets minder functies nodig zijn. Het nadeel is dat er iedere steps nutteloze acties worden gedaan.</text:span></text:p>
      <text:p text:style-name="P26"/>
      <text:p text:style-name="P69">Als er ooit snelheidsproblemen zijn zal dit gerefactord moeten worden. Anders moet dit 'slordige' programmeren worden gezien als een pluspuntje van C++.</text:p>
      <text:p text:style-name="P26"/>
      <text:p text:style-name="P26"/>
      <text:p text:style-name="P10"/>
      <text:p text:style-name="P12"/>
      <text:p text:style-name="P1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9T21:34:57.449000000</meta:creation-date>
    <dc:date>2014-04-11T19:29:31.080000000</dc:date>
    <meta:editing-duration>PT8H56M46S</meta:editing-duration>
    <meta:editing-cycles>107</meta:editing-cycles>
    <meta:generator>LibreOffice/4.1.3.2$Windows_x86 LibreOffice_project/70feb7d99726f064edab4605a8ab840c50ec57a</meta:generator>
    <meta:document-statistic meta:table-count="0" meta:image-count="0" meta:object-count="0" meta:page-count="6" meta:paragraph-count="85" meta:word-count="2929" meta:character-count="17646" meta:non-whitespace-character-count="14813"/>
  </office:meta>
</office:document-meta>
</file>